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paragraph-properties fo:margin-top="0in" fo:margin-bottom="0in" style:contextual-spacing="false" fo:text-align="center" style:justify-single-word="false"/>
      <style:text-properties style:font-name="Liberation Serif" fo:font-size="14pt" fo:language="en" fo:country="GB" officeooo:paragraph-rsid="00225a5c" style:font-size-asian="14pt" style:font-size-complex="14pt"/>
    </style:style>
    <style:style style:name="P2" style:family="paragraph" style:parent-style-name="Subtitle">
      <style:paragraph-properties fo:margin-top="0in" fo:margin-bottom="0in" style:contextual-spacing="false" fo:text-align="center" style:justify-single-word="false"/>
      <style:text-properties style:font-name="Liberation Serif" fo:font-size="12pt" fo:language="en" fo:country="GB" officeooo:paragraph-rsid="00225a5c" style:font-size-asian="12pt" style:font-size-complex="12pt"/>
    </style:style>
    <style:style style:name="P3" style:family="paragraph" style:parent-style-name="Subtitle">
      <style:text-properties style:font-name="Liberation Serif" fo:font-size="12pt" fo:language="en" fo:country="GB" officeooo:paragraph-rsid="00225a5c" style:font-size-asian="12pt" style:font-size-complex="12pt"/>
    </style:style>
    <style:style style:name="P4" style:family="paragraph" style:parent-style-name="Title">
      <style:text-properties style:font-name="Liberation Serif" fo:font-size="22pt" fo:language="en" fo:country="GB" officeooo:paragraph-rsid="00225a5c" style:font-size-asian="22pt" style:font-size-complex="22pt"/>
    </style:style>
    <style:style style:name="P5" style:family="paragraph" style:parent-style-name="Subtitle">
      <style:text-properties fo:font-size="12pt" officeooo:paragraph-rsid="00225a5c" style:font-size-asian="12pt" style:font-size-complex="12pt"/>
    </style:style>
    <style:style style:name="P6" style:family="paragraph" style:parent-style-name="Text_20_body">
      <style:text-properties fo:font-size="12pt" officeooo:paragraph-rsid="00225a5c" style:font-size-asian="12pt" style:font-size-complex="12pt"/>
    </style:style>
    <style:style style:name="P7"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8" style:family="paragraph" style:parent-style-name="Heading_20_1">
      <style:text-properties style:font-name="Liberation Serif" fo:language="en" fo:country="GB" officeooo:paragraph-rsid="00225a5c"/>
    </style:style>
    <style:style style:name="P9" style:family="paragraph" style:parent-style-name="Heading_20_2">
      <style:text-properties style:font-name="Liberation Serif" fo:font-size="14pt" fo:language="en" fo:country="GB" officeooo:paragraph-rsid="00225a5c" style:font-size-asian="14pt" style:font-size-complex="14pt"/>
    </style:style>
    <style:style style:name="P10" style:family="paragraph" style:parent-style-name="Heading_20_2">
      <style:text-properties style:font-name="Liberation Serif"/>
    </style:style>
    <style:style style:name="P11" style:family="paragraph" style:parent-style-name="Heading_20_3">
      <style:text-properties style:font-name="Liberation Serif" fo:language="en" fo:country="GB" officeooo:paragraph-rsid="004ac391"/>
    </style:style>
    <style:style style:name="P12" style:family="paragraph" style:parent-style-name="Heading_20_3">
      <style:text-properties style:font-name="Liberation Serif"/>
    </style:style>
    <style:style style:name="P13" style:family="paragraph" style:parent-style-name="Text_20_body" style:list-style-name="L1">
      <style:text-properties style:font-name="Liberation Serif" fo:language="en" fo:country="GB"/>
    </style:style>
    <style:style style:name="P14" style:family="paragraph" style:parent-style-name="Text_20_body" style:list-style-name="L1">
      <style:text-properties style:font-name="Liberation Serif" fo:language="en" fo:country="GB" officeooo:paragraph-rsid="00382f12"/>
    </style:style>
    <style:style style:name="P15" style:family="paragraph" style:parent-style-name="Text_20_body" style:list-style-name="L1">
      <style:text-properties style:font-name="Liberation Serif" fo:language="en" fo:country="GB" officeooo:paragraph-rsid="00381e87"/>
    </style:style>
    <style:style style:name="P16" style:family="paragraph" style:parent-style-name="Text_20_body" style:list-style-name="L1">
      <style:text-properties style:font-name="Liberation Serif" fo:language="en" fo:country="GB" officeooo:rsid="003b372f" officeooo:paragraph-rsid="003b372f"/>
    </style:style>
    <style:style style:name="P17" style:family="paragraph" style:parent-style-name="Text_20_body" style:list-style-name="L1">
      <style:text-properties style:font-name="Liberation Serif" fo:language="en" fo:country="GB" officeooo:rsid="003c440f" officeooo:paragraph-rsid="003c440f"/>
    </style:style>
    <style:style style:name="P18" style:family="paragraph" style:parent-style-name="Text_20_body" style:list-style-name="L1">
      <style:text-properties style:font-name="Liberation Serif" fo:language="en" fo:country="GB" officeooo:rsid="0041105f" officeooo:paragraph-rsid="0041105f"/>
    </style:style>
    <style:style style:name="P19" style:family="paragraph" style:parent-style-name="Text_20_body" style:list-style-name="L1">
      <style:text-properties style:font-name="Liberation Serif" officeooo:paragraph-rsid="004ac391"/>
    </style:style>
    <style:style style:name="P20" style:family="paragraph" style:parent-style-name="Text_20_body" style:list-style-name="L2">
      <style:text-properties style:font-name="Liberation Serif"/>
    </style:style>
    <style:style style:name="P21" style:family="paragraph" style:parent-style-name="Text_20_body" style:list-style-name="L2">
      <style:text-properties style:font-name="Liberation Serif" officeooo:rsid="0057709a" officeooo:paragraph-rsid="00591ec0"/>
    </style:style>
    <style:style style:name="P22" style:family="paragraph" style:parent-style-name="Text_20_body" style:list-style-name="L2">
      <style:text-properties style:font-name="Liberation Serif" officeooo:rsid="0065d757" officeooo:paragraph-rsid="006aa27b"/>
    </style:style>
    <style:style style:name="P23" style:family="paragraph" style:parent-style-name="Text_20_body" style:list-style-name="L3">
      <style:text-properties style:font-name="Liberation Serif"/>
    </style:style>
    <style:style style:name="P24" style:family="paragraph" style:parent-style-name="Text_20_body" style:list-style-name="L3">
      <style:text-properties style:font-name="Liberation Serif" officeooo:paragraph-rsid="007335c5"/>
    </style:style>
    <style:style style:name="P25" style:family="paragraph" style:parent-style-name="Text_20_body" style:list-style-name="L3">
      <style:text-properties style:font-name="Liberation Serif" officeooo:paragraph-rsid="00832bb4"/>
    </style:style>
    <style:style style:name="P26" style:family="paragraph" style:parent-style-name="Text_20_body" style:list-style-name="L3">
      <style:text-properties style:font-name="Liberation Serif" officeooo:paragraph-rsid="008804a5"/>
    </style:style>
    <style:style style:name="P27" style:family="paragraph" style:parent-style-name="Text_20_body" style:list-style-name="L3">
      <style:text-properties style:font-name="Liberation Serif" officeooo:paragraph-rsid="0092e27d"/>
    </style:style>
    <style:style style:name="P28" style:family="paragraph" style:parent-style-name="Text_20_body" style:list-style-name="L3">
      <style:text-properties style:font-name="Liberation Serif" officeooo:rsid="007f46a4" officeooo:paragraph-rsid="007f46a4"/>
    </style:style>
    <style:style style:name="P29" style:family="paragraph" style:parent-style-name="Text_20_body" style:list-style-name="L3">
      <style:text-properties style:font-name="Liberation Serif" officeooo:rsid="0092e27d" officeooo:paragraph-rsid="0092e27d"/>
    </style:style>
    <style:style style:name="P30" style:family="paragraph" style:parent-style-name="Text_20_body" style:list-style-name="L3">
      <style:text-properties style:font-name="Liberation Serif" officeooo:rsid="0094aa97" officeooo:paragraph-rsid="0094aa97"/>
    </style:style>
    <style:style style:name="P31" style:family="paragraph" style:parent-style-name="Text_20_body" style:list-style-name="L4"/>
    <style:style style:name="P32" style:family="paragraph" style:parent-style-name="Text_20_body" style:list-style-name="L5">
      <style:text-properties officeooo:rsid="00c06b01" officeooo:paragraph-rsid="00c06b01"/>
    </style:style>
    <style:style style:name="P33" style:family="paragraph" style:parent-style-name="Text_20_body" style:list-style-name="L5">
      <style:text-properties officeooo:rsid="009baa95" officeooo:paragraph-rsid="009baa95"/>
    </style:style>
    <style:style style:name="P34" style:family="paragraph" style:parent-style-name="Text_20_body" style:list-style-name="L5">
      <style:text-properties officeooo:rsid="009d4632" officeooo:paragraph-rsid="009d4632"/>
    </style:style>
    <style:style style:name="P35" style:family="paragraph" style:parent-style-name="Text_20_body" style:list-style-name="L5">
      <style:text-properties officeooo:rsid="00a050aa" officeooo:paragraph-rsid="00a050aa"/>
    </style:style>
    <style:style style:name="P36" style:family="paragraph" style:parent-style-name="Text_20_body" style:list-style-name="L6">
      <style:text-properties officeooo:rsid="00a050aa" officeooo:paragraph-rsid="00a050aa"/>
    </style:style>
    <style:style style:name="P37" style:family="paragraph" style:parent-style-name="Text_20_body" style:list-style-name="L5">
      <style:text-properties officeooo:rsid="00a6a00d" officeooo:paragraph-rsid="00a6a00d"/>
    </style:style>
    <style:style style:name="P38" style:family="paragraph" style:parent-style-name="Text_20_body" style:list-style-name="L6">
      <style:text-properties officeooo:rsid="00a696ec" officeooo:paragraph-rsid="00a696ec"/>
    </style:style>
    <style:style style:name="P39" style:family="paragraph" style:parent-style-name="Text_20_body" style:list-style-name="L6">
      <style:text-properties officeooo:rsid="00a696ec" officeooo:paragraph-rsid="00a9189f"/>
    </style:style>
    <style:style style:name="P40" style:family="paragraph" style:parent-style-name="Text_20_body" style:list-style-name="L6">
      <style:text-properties officeooo:rsid="00aac404" officeooo:paragraph-rsid="00aac404"/>
    </style:style>
    <style:style style:name="P41" style:family="paragraph" style:parent-style-name="Text_20_body" style:list-style-name="L6">
      <style:text-properties officeooo:rsid="00abec97" officeooo:paragraph-rsid="00abec97"/>
    </style:style>
    <style:style style:name="P42" style:family="paragraph" style:parent-style-name="Text_20_body" style:list-style-name="L6">
      <style:text-properties officeooo:rsid="00abec97" officeooo:paragraph-rsid="00b29900"/>
    </style:style>
    <style:style style:name="P43" style:family="paragraph" style:parent-style-name="Text_20_body" style:list-style-name="L6">
      <style:text-properties officeooo:rsid="00b66c4c" officeooo:paragraph-rsid="00b66c4c"/>
    </style:style>
    <style:style style:name="P44" style:family="paragraph" style:parent-style-name="Text_20_body" style:list-style-name="L6">
      <style:text-properties officeooo:rsid="00b825c9" officeooo:paragraph-rsid="00b825c9"/>
    </style:style>
    <style:style style:name="P45" style:family="paragraph" style:parent-style-name="Text_20_body" style:list-style-name="L6">
      <style:text-properties officeooo:rsid="00ba1e23" officeooo:paragraph-rsid="00ba1e23"/>
    </style:style>
    <style:style style:name="P46" style:family="paragraph" style:parent-style-name="Text_20_body" style:list-style-name="L7">
      <style:text-properties officeooo:rsid="00ba1e23" officeooo:paragraph-rsid="00c506c9"/>
    </style:style>
    <style:style style:name="P47" style:family="paragraph" style:parent-style-name="Text_20_body" style:list-style-name="L7"/>
    <style:style style:name="P48" style:family="paragraph" style:parent-style-name="Text_20_body" style:list-style-name="L7">
      <style:text-properties officeooo:paragraph-rsid="00c506c9"/>
    </style:style>
    <style:style style:name="P49" style:family="paragraph" style:parent-style-name="Text_20_body">
      <style:text-properties officeooo:paragraph-rsid="00c506c9"/>
    </style:style>
    <style:style style:name="P50" style:family="paragraph" style:parent-style-name="Text_20_body">
      <style:paragraph-properties fo:margin-top="0in" fo:margin-bottom="0in" style:contextual-spacing="false"/>
    </style:style>
    <style:style style:name="P51" style:family="paragraph" style:parent-style-name="Text_20_body" style:list-style-name="L16">
      <style:text-properties officeooo:paragraph-rsid="00c506c9"/>
    </style:style>
    <style:style style:name="P52" style:family="paragraph" style:parent-style-name="Text_20_body" style:list-style-name="L18"/>
    <style:style style:name="P53" style:family="paragraph" style:parent-style-name="Text_20_body" style:list-style-name="L18">
      <style:text-properties officeooo:paragraph-rsid="00c6381f"/>
    </style:style>
    <style:style style:name="T1" style:family="text">
      <style:text-properties fo:language="en" fo:country="GB" officeooo:rsid="00421998"/>
    </style:style>
    <style:style style:name="T2" style:family="text">
      <style:text-properties fo:language="en" fo:country="GB" officeooo:rsid="0043b684"/>
    </style:style>
    <style:style style:name="T3" style:family="text">
      <style:text-properties officeooo:rsid="0023f27c"/>
    </style:style>
    <style:style style:name="T4" style:family="text">
      <style:text-properties style:font-name="Liberation Serif" fo:language="en" fo:country="GB"/>
    </style:style>
    <style:style style:name="T5" style:family="text">
      <style:text-properties style:font-name="Liberation Serif" fo:language="en" fo:country="GB" officeooo:rsid="00c4bbe8"/>
    </style:style>
    <style:style style:name="T6" style:family="text">
      <style:text-properties officeooo:rsid="00591ec0"/>
    </style:style>
    <style:style style:name="T7" style:family="text">
      <style:text-properties officeooo:rsid="0061802c"/>
    </style:style>
    <style:style style:name="T8" style:family="text">
      <style:text-properties officeooo:rsid="0069fe7e"/>
    </style:style>
    <style:style style:name="T9" style:family="text">
      <style:text-properties officeooo:rsid="008137b1"/>
    </style:style>
    <style:style style:name="T10" style:family="text">
      <style:text-properties officeooo:rsid="0081526a"/>
    </style:style>
    <style:style style:name="T11" style:family="text">
      <style:text-properties officeooo:rsid="00832bb4"/>
    </style:style>
    <style:style style:name="T12" style:family="text">
      <style:text-properties officeooo:rsid="008804a5"/>
    </style:style>
    <style:style style:name="T13" style:family="text">
      <style:text-properties officeooo:rsid="0097e9a3"/>
    </style:style>
    <style:style style:name="T14" style:family="text">
      <style:text-properties officeooo:rsid="009c1229"/>
    </style:style>
    <style:style style:name="T15" style:family="text">
      <style:text-properties officeooo:rsid="009f0af9"/>
    </style:style>
    <style:style style:name="T16" style:family="text">
      <style:text-properties officeooo:rsid="00a06ba4"/>
    </style:style>
    <style:style style:name="T17" style:family="text">
      <style:text-properties officeooo:rsid="00a4f9bc"/>
    </style:style>
    <style:style style:name="T18" style:family="text">
      <style:text-properties officeooo:rsid="00aae4f2"/>
    </style:style>
    <style:style style:name="T19" style:family="text">
      <style:text-properties officeooo:rsid="00ac5184"/>
    </style:style>
    <style:style style:name="T20" style:family="text">
      <style:text-properties officeooo:rsid="00af39a2"/>
    </style:style>
    <style:style style:name="T21" style:family="text">
      <style:text-properties officeooo:rsid="00af3bf0"/>
    </style:style>
    <style:style style:name="T22" style:family="text">
      <style:text-properties officeooo:rsid="00ba635b"/>
    </style:style>
    <style:style style:name="T23" style:family="text">
      <style:text-properties officeooo:rsid="00c0c9e4"/>
    </style:style>
    <style:style style:name="T24" style:family="text">
      <style:text-properties officeooo:rsid="00c18c3a"/>
    </style:style>
    <style:style style:name="T25" style:family="text">
      <style:text-properties officeooo:rsid="00c29df2"/>
    </style:style>
    <style:style style:name="T26" style:family="text">
      <style:text-properties officeooo:rsid="00c4bbe8"/>
    </style:style>
    <style:style style:name="T27" style:family="text">
      <style:text-properties officeooo:rsid="00c506c9"/>
    </style:style>
    <style:style style:name="T28" style:family="text">
      <style:text-properties officeooo:rsid="00ba1e23"/>
    </style:style>
    <style:style style:name="T29" style:family="text">
      <style:text-properties officeooo:rsid="00c6381f"/>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yptography with OpenSSL – Applications</text:p>
      <text:h text:style-name="P7" text:outline-level="1" text:is-list-header="true">Lab Report <text:span text:style-name="T3">3</text:span></text:h>
      <text:p text:style-name="P1">Information Systems Security course (01TYM, 02KRQ)</text:p>
      <text:p text:style-name="P2">Politecnico di Torino – AA 2023/24</text:p>
      <text:p text:style-name="P3">prepared by:</text:p>
      <text:p text:style-name="P5"><text:span text:style-name="T4">Anuar Elio Magliari (</text:span><text:a xlink:type="simple" xlink:href="mailto:s317033@studenti.polito.it" text:style-name="Internet_20_link" text:visited-style-name="Visited_20_Internet_20_Link"><text:span text:style-name="T4">s317033@studenti.polito.it</text:span></text:a><text:span text:style-name="T4">)</text:span></text:p>
      <text:p text:style-name="P5"><text:span text:style-name="T4">George Florin Eftime (</text:span><text:a xlink:type="simple" xlink:href="mailto:s303483@studenti.polito.it" text:style-name="Internet_20_link" text:visited-style-name="Visited_20_Internet_20_Link"><text:span text:style-name="T4">s303483@studenti.polito.it</text:span></text:a><text:span text:style-name="T4">)</text:span></text:p>
      <text:p text:style-name="P6"><text:span text:style-name="T4"><text:tab/><text:tab/><text:tab/> <text:s text:c="9"/></text:span><text:span text:style-name="T5">Alekos Interrante Bonadia (s319849@studenti.polito.it)</text:span></text:p>
      <text:h text:style-name="P8" text:outline-level="1">Cryptography applications: integrity</text:h>
      <text:h text:style-name="P9" text:outline-level="2">Message Authentication Codes</text:h>
      <text:h text:style-name="P11" text:outline-level="3" text:is-list-header="true">Manual generation of a keyed-digest</text:h>
      <text:list text:style-name="L1">
        <text:list-item>
          <text:p text:style-name="P13">Write down the command dgst of OpenSSL that Alice could to calculate a keyed-digest on the file msg, by using sha256 as base function?</text:p>
          <text:list>
            <text:list-item>
              <text:p text:style-name="P13">openssl dgst -sha256 -hmac key -out msg_digest -hex msg</text:p>
            </text:list-item>
          </text:list>
        </text:list-item>
        <text:list-item>
          <text:p text:style-name="P14">What information needs to know Bob to verify this manually constructed keyed-digest?</text:p>
        </text:list-item>
      </text:list>
      <text:section text:style-name="Sect1" text:name="Sezione1">
        <text:list text:continue-numbering="true" text:style-name="L1">
          <text:list-item>
            <text:list>
              <text:list-item>
                <text:p text:style-name="P16">The original plaintext</text:p>
              </text:list-item>
              <text:list-item>
                <text:p text:style-name="P16">The symmetric key</text:p>
              </text:list-item>
              <text:list-item>
                <text:p text:style-name="P17">The base function used for the hashing</text:p>
              </text:list-item>
            </text:list>
          </text:list-item>
        </text:list>
      </text:section>
      <text:list text:continue-numbering="true" text:style-name="L1">
        <text:list-item>
          <text:p text:style-name="P14">Which steps must be performed by Bob to verify the keyed-digest?</text:p>
          <text:list>
            <text:list-item>
              <text:p text:style-name="P18">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5">Why this way of constructing a keyed-digest is not secure?</text:p>
          <text:list>
            <text:list-item>
              <text:p text:style-name="P19"><text:span text:style-name="T1">An attacker, even if </text:span><text:span text:style-name="T2">he</text:span><text:span text:style-name="T1"> do</text:span><text:span text:style-name="T2">esn’t</text:span><text:span text:style-name="T1"> know the key, could append message blocks to the end of the message (or at the beginning, depending on where the key is located) and recalculate the keyed digest.</text:span></text:p>
            </text:list-item>
          </text:list>
        </text:list-item>
      </text:list>
      <text:h text:style-name="P12" text:outline-level="3" text:is-list-header="true">Computing an HMAC with OpenSSL</text:h>
      <text:list text:style-name="L2">
        <text:list-item>
          <text:p text:style-name="P20">Write the OpenSSL command used to verify the keyed-digest generated above (hint: to compare two files you can use the command cmp)</text:p>
          <text:list>
            <text:list-item>
              <text:p text:style-name="P20">openssl dgst -sha256 -binary -hmac key -out msg.hmac msg</text:p>
            </text:list-item>
            <text:list-item>
              <text:p text:style-name="P20">openssl dgst -sha256 -binary -hmac key -out msg.hmac_bob msg</text:p>
            </text:list-item>
            <text:list-item>
              <text:p text:style-name="P21"><text:soft-page-break/>cmp <text:s/>msg.hmac <text:s/>msg.hmac_bob <text:span text:style-name="T6">(any output if the</text:span><text:span text:style-name="T26">y</text:span><text:span text:style-name="T6"> are equal)</text:span></text:p>
            </text:list-item>
          </text:list>
        </text:list-item>
        <text:list-item>
          <text:p text:style-name="P21">Is the HMAC that you have just recalculated different from the one you have calculated previously on the original message?</text:p>
          <text:list>
            <text:list-item>
              <text:p text:style-name="P21">openssl dgst -sha256 -binary -hmac key -out msg.hmac_recalculated msg</text:p>
            </text:list-item>
            <text:list-item>
              <text:p text:style-name="P21">cmp msg.hmac msg.hmac_recalculated </text:p>
              <text:list>
                <text:list-item>
                  <text:p text:style-name="P21"><text:span text:style-name="T7">Output: </text:span>msg.hmac msg.hmac_recalculated <text:span text:style-name="T7">difference</text:span>: byte 1, <text:span text:style-name="T7">row </text:span>1</text:p>
                </text:list-item>
              </text:list>
            </text:list-item>
          </text:list>
        </text:list-item>
        <text:list-item>
          <text:p text:style-name="P21">Assuming you use a secure hash function resistant to collisions, could an attacker modify the message msg and then recalculate correctly an HMAC so that its modification cannot be detected by Bob?</text:p>
          <text:list>
            <text:list-item>
              <text:p text:style-name="P22">If we assume that the hash function is collision-resistant and the attacker does not know the key, it is highly improbable for <text:span text:style-name="T8">him</text:span> to modify only the message while expecting that Bob cannot detect a difference between the calculated HMAC and the HMAC received from Alice.</text:p>
            </text:list-item>
          </text:list>
        </text:list-item>
      </text:list>
      <text:h text:style-name="P10" text:outline-level="2">Digital signature</text:h>
      <text:list text:style-name="L3">
        <text:list-item>
          <text:p text:style-name="P23">Write down the dgst OpenSSL command to verify the signature:</text:p>
          <text:list>
            <text:list-item>
              <text:p text:style-name="P23">openssl dgst -sha256 -verify ./alice/rsa.pubkey.alice -signature chap11.sig chap11.pdf</text:p>
            </text:list-item>
          </text:list>
        </text:list-item>
        <text:list-item>
          <text:p text:style-name="P23">Do you note any difference when you use the pkeyutl command instead of the dgst command?</text:p>
          <text:list>
            <text:list-item>
              <text:p text:style-name="P28">With pkeyutl command, it’s necessary to specify also the hash file such that to compare the file decrypted “chap11.sig” and compare it with the hash “<text:span text:style-name="T9">chap11.hashbob</text:span>” <text:span text:style-name="T10">while with the dgst command is enough to specify the algorithm to calculate the digest from the original file “chap11.pdf” and once decrypted the file “chap11.sig”, they can be compared each other.</text:span></text:p>
              <text:list>
                <text:list-item>
                  <text:p text:style-name="P23">openssl pkeyutl -verify -in chap11.hashbob -sigfile chap11.sig -inkey rsa.pubkey.alice -pubin</text:p>
                </text:list-item>
                <text:list-item>
                  <text:p text:style-name="P24">openssl dgst -sha256 -verify ./alice/rsa.pubkey.alice -signature chap11.sig chap11.pdf</text:p>
                </text:list-item>
              </text:list>
            </text:list-item>
          </text:list>
        </text:list-item>
        <text:list-item>
          <text:p text:style-name="P24">What happens if the attacker Chuck modifies one of the data blocks Alice sent to Bob? In practice, if Chuck modifies the original message (but not the signature), which will be the result of signature verification?</text:p>
          <text:list>
            <text:list-item>
              <text:p text:style-name="P25"><text:span text:style-name="T11">I</text:span>f the attacker only modifies the message, Bob will calculate the hash (as specified in the procedure). When he verifies the signature, he will detect that the original message has been altered during transmission because the calculated hash and the hash decrypted from the signature will not match.</text:p>
            </text:list-item>
          </text:list>
        </text:list-item>
        <text:list-item>
          <text:p text:style-name="P25">If Chuck modifies the signature (but not the data), which will be the result of signature verification?</text:p>
          <text:list>
            <text:list-item>
              <text:p text:style-name="P26"><text:span text:style-name="T12">I</text:span>f only the signature is modified, Bob will decrypt the signature to obtain the hashed message (which he assumes was signed by Alice). However, when he compares the locally calculated hash message with the hash decrypted from the signature, the comparison will fail.</text:p>
            </text:list-item>
          </text:list>
        </text:list-item>
        <text:list-item>
          <text:p text:style-name="P27">What happens if Chuck replaces Alice’s public key with his own public key and sends it to Bob claiming that it’s Alice’s public key? </text:p>
          <text:list>
            <text:list-item>
              <text:p text:style-name="P29"><text:soft-page-break/>Bob cannot decrypt the signature successfully, because the message was signed with secret key of Alice and only with the corresponding public key Bob can decrypt the message.</text:p>
            </text:list-item>
          </text:list>
        </text:list-item>
        <text:list-item>
          <text:p text:style-name="P27">Can he replace the original data Alice created and the signature (created by Alice)? What will be the result of the signature verification in this case?</text:p>
          <text:list>
            <text:list-item>
              <text:p text:style-name="P30">If the attacker replaces Alice's message and signature with their own message and signature, Bob can detect that the message was altered during transmission if he uses Alice's original public key. Otherwise, he won't have the <text:span text:style-name="T13">knowledge</text:span> to detect the difference.</text:p>
            </text:list-item>
          </text:list>
        </text:list-item>
      </text:list>
      <text:h text:style-name="Heading_20_2" text:outline-level="2">Applications of asymmetric cryptography: key exchange/agreement</text:h>
      <text:list text:style-name="L4">
        <text:list-item>
          <text:p text:style-name="P31">Which serious errors did (inexperienced) Alice? (There are at least two!)</text:p>
        </text:list-item>
      </text:list>
      <text:list text:style-name="L5">
        <text:list-item>
          <text:list>
            <text:list-item>
              <text:p text:style-name="P32">She sent the own private key to Bob</text:p>
            </text:list-item>
            <text:list-item>
              <text:p text:style-name="P33">She had signed the symmetric key with her private key so every<text:span text:style-name="T15">one</text:span> can read the content <text:span text:style-name="T15">by using </text:span><text:span text:style-name="T14">the</text:span> <text:span text:style-name="T14">public key from the packet </text:span><text:span text:style-name="T16">and obtain the symmetric key.</text:span></text:p>
            </text:list-item>
            <text:list-item>
              <text:p text:style-name="P34"><text:span text:style-name="T23">She encrypted </text:span><text:span text:style-name="T24">the file </text:span><text:span text:style-name="T23">with an IV equal to a block of 0</text:span><text:span text:style-name="T25">s</text:span><text:span text:style-name="T23"> and it’s not sent to Bob, so he must</text:span> try all possible IVs in order to discover the original IV applied to the encryption</text:p>
            </text:list-item>
            <text:list-item>
              <text:p text:style-name="P35">She should use a higher key length (256 bits <text:span text:style-name="T17">are safer </text:span>than 128 bits)</text:p>
            </text:list-item>
            <text:list-item>
              <text:p text:style-name="P37">She didn’t send a keyed digest in order to check the integrity of the file</text:p>
            </text:list-item>
          </text:list>
        </text:list-item>
      </text:list>
      <text:list text:style-name="L6">
        <text:list-item>
          <text:p text:style-name="P36">Have Bob managed to successfully recover the original plaintext (chap12.pdf)?</text:p>
          <text:list>
            <text:list-item>
              <text:p text:style-name="P38">Yes, he recovered the original plaintext successfully</text:p>
            </text:list-item>
          </text:list>
        </text:list-item>
        <text:list-item>
          <text:p text:style-name="P39">What kind of security attack could do Chuck to intercept the data messages exchanged between Alice and Bob?</text:p>
          <text:list>
            <text:list-item>
              <text:p text:style-name="P40">The attacker can pretend to be Bob with Alice applying a man-in-the-middle attack, <text:span text:style-name="T18">he can intercept the public key sent from Bob and send his public key (the attacker) to Alice so that Alice will encrypt all data with the wrong public key.</text:span></text:p>
            </text:list-item>
          </text:list>
        </text:list-item>
        <text:list-item>
          <text:p text:style-name="P39">How can you avoid this attack? (Hint: think about the security of the first step in the workflow above.)</text:p>
          <text:list>
            <text:list-item>
              <text:p text:style-name="P41">This attack can be avoid<text:span text:style-name="T20">ed by</text:span> using the <text:span text:style-name="T20">Bob’s </text:span>digital certificate <text:span text:style-name="T21">which</text:span> <text:span text:style-name="T21">specifies </text:span><text:span text:style-name="T19">(and </text:span><text:span text:style-name="T21">certifies</text:span><text:span text:style-name="T19">)</text:span> the correspondence between Bob’s identity and his public key.</text:p>
            </text:list-item>
          </text:list>
        </text:list-item>
        <text:list-item>
          <text:p text:style-name="P42">Which other asymmetric algorithm could Alice and Bob use instead of RSA to perform the key exchange/agreement?</text:p>
          <text:list>
            <text:list-item>
              <text:p text:style-name="P43">In order to agree to symmetric key, Alice and Bob can use the Diffie-Hellman algorithm, which once chosed two numbers p &gt; g &gt; 1, they can exchange the computed key each other.</text:p>
            </text:list-item>
          </text:list>
        </text:list-item>
        <text:list-item>
          <text:p text:style-name="P42">Considering that you identified the alternative asymmetric algorithm (instead of RSA) for key exchange/agreement, what kind of security attack could (still) do Chuck to intercept the data messages exchanged between Alice and Bob?</text:p>
          <text:list>
            <text:list-item>
              <text:p text:style-name="P44"><text:soft-page-break/>Chuck, in this case, can perform a man-in-the-middle attack where he pretends to be Bob with Alice and vice-versa.</text:p>
            </text:list-item>
          </text:list>
        </text:list-item>
        <text:list-item>
          <text:p text:style-name="P42">How can you avoid this attack?</text:p>
          <text:list>
            <text:list-item>
              <text:p text:style-name="P45">With the usage of digital certificate, it can be avoided because when Alice has calculated her key, she can encrypt the data with the Bob’s public key as specified in his digital certificate and the same procedure <text:span text:style-name="T22">applies from </text:span>Bob to Alice.</text:p>
            </text:list-item>
          </text:list>
        </text:list-item>
      </text:list>
      <text:h text:style-name="Heading_20_2" text:outline-level="2">Digital certificates and public key infrastructures</text:h>
      <text:p text:style-name="Text_20_body"/>
      <text:list text:style-name="L7">
        <text:list-item>
          <text:p text:style-name="P47">Is this certificate a valid one ?</text:p>
          <text:list>
            <text:list-item>
              <text:p text:style-name="P46">Validity <text:s/>Not Before: Oct <text:s/>7 10:09:07 2020 GMT <text:s text:c="4"/>Not After : Oct <text:s/>7 10:09:07 2021 GMT ,<text:span text:style-name="T27">so is not valid.</text:span></text:p>
            </text:list-item>
          </text:list>
        </text:list-item>
      </text:list>
      <text:p text:style-name="P49"/>
      <text:list text:continue-numbering="true" text:style-name="L7">
        <text:list-item>
          <text:p text:style-name="P48">How many certificates are in the certificate chain (except the certificate for www.polito.it)?<text:line-break/></text:p>
          <text:list>
            <text:list-item>
              <text:p text:style-name="P46">openssl s_client -showcerts -connect <text:a xlink:type="simple" xlink:href="http://www.polito.it/" text:style-name="Internet_20_link" text:visited-style-name="Visited_20_Internet_20_Link">www.polito.it</text:a>:443 <text:span text:style-name="T27">(cmd that show the certificates chain):</text:span></text:p>
            </text:list-item>
          </text:list>
        </text:list-item>
        <text:list-item>
          <text:p text:style-name="P48"><text:span text:style-name="T27">2. </text:span><text:span text:style-name="T28">Intermediate Certificate:</text:span>Subject: </text:p>
        </text:list-item>
      </text:list>
      <text:p text:style-name="P49"><text:tab/>Subject:C = NL, O = GEANT Vereniging, CN = GEANT OV RSA CA 4</text:p>
      <text:p text:style-name="P50"><text:tab/>Issuer: C = US, ST = New Jersey, L = Jersey City, O = The USERTRUST Network, CN = <text:tab/>USERTrust RSA Certification Authority</text:p>
      <text:p text:style-name="P50"><text:tab/>Public Key: RSA, 4096 bits</text:p>
      <text:p text:style-name="P50"><text:tab/>Signature Algorithm: RSA-SHA384</text:p>
      <text:p text:style-name="Text_20_body"><text:tab/>Validity: From Feb 18 00:00:00 2020 GMT to May 1 23:59:59 2033 GMT</text:p>
      <text:list text:style-name="L16">
        <text:list-item>
          <text:p text:style-name="P51"><text:span text:style-name="T27">3. </text:span>Root Certificate:</text:p>
        </text:list-item>
      </text:list>
      <text:p text:style-name="P49"><text:tab/>Subject: C = US, ST = New Jersey, L = Jersey City, O = The USERTRUST Network, CN = <text:tab/>USERTrust RSA Certification Authority</text:p>
      <text:p text:style-name="P50"><text:tab/>Issuer: C = GB, ST = Greater Manchester, L = Salford, O = Comodo CA Limited, CN = AAA <text:tab/>Certificate Services</text:p>
      <text:p text:style-name="P50"><text:tab/>Public Key: RSA, 4096 bits</text:p>
      <text:p text:style-name="P50"><text:tab/>Signature Algorithm: RSA-SHA384</text:p>
      <text:p text:style-name="Text_20_body"><text:tab/>Validity: From Mar 12 00:00:00 2019 GMT to Dec 31 23:59:59 2028 GMT</text:p>
      <text:list text:style-name="L18">
        <text:list-item>
          <text:p text:style-name="P52">Where can be found the Certificate Revocation List (CRL) for the certificate <text:a xlink:type="simple" xlink:href="http://www.polito.it/" text:style-name="Internet_20_link" text:visited-style-name="Visited_20_Internet_20_Link">www.polito.it</text:a>?</text:p>
          <text:list>
            <text:list-item>
              <text:p text:style-name="P53"><text:span text:style-name="T29">In CRL endpoint we can download “GEANTOVRSACA4.crl” from this link: ”</text:span><text:a xlink:type="simple" xlink:href="http://geant.crl.sectigo.com/GEANTOVRSACA4.crl" text:style-name="Internet_20_link" text:visited-style-name="Visited_20_Internet_20_Link"><text:span text:style-name="T29">http://geant.crl.sectigo.com/GEANTOVRSACA4.crl</text:span></text:a><text:span text:style-name="T29">” and view the contents with this command: openssl crl -inform DER -in GEANTOVRSACA4.crl -noout -text</text:span><text:span text:style-name="T28"> <text:s text:c="2"/></text:span></text:p>
            </text:list-item>
          </text:list>
          <text:p text:style-name="P53"/>
          <text:p text:style-name="P53"/>
        </text:list-item>
        <text:list-item>
          <text:p text:style-name="P53"><text:soft-page-break/><text:span text:style-name="T29">Where it can be found the OCSP responder that may provide the status of the certificate for </text:span><text:a xlink:type="simple" xlink:href="http://www.polito.it/" text:style-name="Internet_20_link" text:visited-style-name="Visited_20_Internet_20_Link"><text:span text:style-name="T29">www.polito.it</text:span></text:a><text:span text:style-name="T29"> at current time?</text:span></text:p>
          <text:list>
            <text:list-item>
              <text:p text:style-name="P53">http://geant.ocsp.sectigo.com/</text:p>
            </text:list-item>
          </text:list>
        </text:list-item>
      </text:list>
      <text:h text:style-name="Heading_20_2" text:outline-level="2">Key exchange with DH</text:h>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5728in" fo:margin-right="0.568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9:38:01.856074745</meta:creation-date>
    <meta:generator>LibreOffice/7.6.2.1$Linux_X86_64 LibreOffice_project/56f7684011345957bbf33a7ee678afaf4d2ba333</meta:generator>
    <dc:date>2023-11-14T12:54:08.759619248</dc:date>
    <meta:editing-duration>PT11H40M18S</meta:editing-duration>
    <meta:editing-cycles>153</meta:editing-cycles>
    <meta:document-statistic meta:table-count="0" meta:image-count="0" meta:object-count="0" meta:page-count="5" meta:paragraph-count="90" meta:word-count="1464" meta:character-count="8800" meta:non-whitespace-character-count="7450"/>
  </office:meta>
</office:document-meta>
</file>